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2a982" officeooo:paragraph-rsid="0002a982" style:font-weight-asian="bold" style:font-weight-complex="bold"/>
    </style:style>
    <style:style style:name="P2" style:family="paragraph" style:parent-style-name="Standard">
      <style:text-properties officeooo:rsid="0002a982" officeooo:paragraph-rsid="0002a982"/>
    </style:style>
    <style:style style:name="P3" style:family="paragraph" style:parent-style-name="Standard" style:list-style-name="L1">
      <style:text-properties officeooo:rsid="0002a982" officeooo:paragraph-rsid="0002a982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kumentacja</text:p>
      <text:p text:style-name="P1"/>
      <text:p text:style-name="P2"><text:span text:style-name="T1">System operacyjny</text:span>: 64-bitowy Windows 10 Pro </text:p>
      <text:p text:style-name="P2"><text:span text:style-name="T1">Środowiska programistyczne</text:span>: </text:p>
      <text:list text:style-name="L1">
        <text:list-item>
          <text:p text:style-name="P3">Android Studio 2025.1.2</text:p>
        </text:list-item>
        <text:list-item>
          <text:p text:style-name="P3">IntelliJ IDEA Community Edition 2025.2.1</text:p>
        </text:list-item>
      </text:list>
      <text:p text:style-name="P2"><text:span text:style-name="T1">Języki programowania</text:span>: Java</text:p>
      <text:p text:style-name="P2"><text:span text:style-name="T1">Emulator</text:span>: Medium Phone API 36.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55:34.053961500</meta:creation-date>
    <dc:date>2025-09-11T15:02:41.754127500</dc:date>
    <meta:editing-duration>PT7M9S</meta:editing-duration>
    <meta:editing-cycles>1</meta:editing-cycles>
    <meta:document-statistic meta:table-count="0" meta:image-count="0" meta:object-count="0" meta:page-count="1" meta:paragraph-count="7" meta:word-count="27" meta:character-count="206" meta:non-whitespace-character-count="186"/>
    <meta:generator>LibreOffice/25.8.1.1$Windows_X86_64 LibreOffice_project/54047653041915e595ad4e45cccea684809c77b5</meta:generator>
  </office:meta>
</office:document-meta>
</file>